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455cm"/>
    </style:style>
    <style:style style:name="gr2" style:family="graphic" style:parent-style-name="objectwithoutfill">
      <style:graphic-properties svg:stroke-width="0.053cm" svg:stroke-color="#ff3333" draw:marker-start-width="0.279cm" draw:marker-end="Linienende_20_1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" style:family="graphic" style:parent-style-name="standard">
      <style:graphic-properties draw:stroke="none" svg:stroke-color="#000000" draw:fill="none" draw:fill-color="#ffffff" fo:min-height="0.363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P3" style:family="paragraph"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008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2" style:family="text"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3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4" style:family="text">
      <style:text-properties fo:font-family="Consolas" style:font-family-generic="swiss" style:font-pitch="fixed" fo:font-size="9.5pt" fo:font-style="italic" style:font-family-asian="Consolas" style:font-family-generic-asian="swiss" style:font-pitch-asian="fixed" style:font-size-asian="9.5pt" style:font-style-asian="italic" style:font-family-complex="Consolas" style:font-family-generic-complex="swiss" style:font-pitch-complex="fixed" style:font-size-complex="5.40000009536743pt" style:font-style-complex="italic"/>
    </style:style>
    <style:style style:name="T5" style:family="text">
      <style:text-properties fo:color="#a31515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6" style:family="text">
      <style:text-properties fo:color="#ff3333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RAW-mittel">
        <draw:frame draw:style-name="gr1" draw:text-style-name="P1" draw:layer="layout" svg:width="13.091cm" svg:height="12.455cm" svg:x="0.636cm" svg:y="0.545cm">
          <draw:text-box>
            <text:p text:style-name="P1"><text:span text:style-name="T1">// Objektliterale: Eigenschaften und Methoden als Schlüssel- Wertzuordnungen darstellen</text:span></text:p>
            <text:p text:style-name="P1"><text:span text:style-name="T2"><text:s text:c="4"/></text:span><text:span text:style-name="T3">var</text:span><text:span text:style-name="T2"> Point = {</text:span></text:p>
            <text:p text:style-name="P2"/>
            <text:p text:style-name="P1"><text:span text:style-name="T2"><text:s text:c="8"/></text:span><text:span text:style-name="T1">// Eigenschaften: </text:span></text:p>
            <text:p text:style-name="P2"><text:s text:c="8"/>X: 0,</text:p>
            <text:p text:style-name="P2"><text:s text:c="8"/>Y: 0,</text:p>
            <text:p text:style-name="P2"/>
            <text:p text:style-name="P1"><text:span text:style-name="T2"><text:s text:c="8"/></text:span><text:span text:style-name="T1">// Methode R, berechnet euklidischen Abstand</text:span></text:p>
            <text:p text:style-name="P1"><text:span text:style-name="T2"><text:s text:c="8"/></text:span><text:span text:style-name="T1">// this ist versteckter, 1. Parameter (hier sichtbar gemacht)</text:span></text:p>
            <text:p text:style-name="P1"><text:span text:style-name="T2"><text:s text:c="8"/></text:span><text:span text:style-name="T2">R: </text:span><text:span text:style-name="T3">function</text:span><text:span text:style-name="T2"> </text:span><text:span text:style-name="T4">(this)</text:span><text:span text:style-name="T2"> {</text:span></text:p>
            <text:p text:style-name="P1"><text:span text:style-name="T2"><text:s text:c="12"/></text:span><text:span text:style-name="T3">return</text:span><text:span text:style-name="T2"> Math.sqrt(</text:span><text:span text:style-name="T3">this</text:span><text:span text:style-name="T2">.X * </text:span><text:span text:style-name="T3">this</text:span><text:span text:style-name="T2">.X + </text:span><text:span text:style-name="T3">this</text:span><text:span text:style-name="T2">.Y * </text:span><text:span text:style-name="T3">this</text:span><text:span text:style-name="T2">.Y);</text:span></text:p>
            <text:p text:style-name="P2"><text:s text:c="8"/>}</text:p>
            <text:p text:style-name="P2"><text:s text:c="4"/>};</text:p>
            <text:p text:style-name="P2"/>
            <text:p text:style-name="P1"><text:span text:style-name="T2"><text:s text:c="4"/></text:span><text:span text:style-name="T1">// Objektorientierter Zugriff über Eigenschaften und Methoden</text:span></text:p>
            <text:p text:style-name="P2"><text:s text:c="4"/>Point.X = 1;</text:p>
            <text:p text:style-name="P2"><text:s text:c="4"/>Point.Y = 1;</text:p>
            <text:p text:style-name="P2"/>
            <text:p text:style-name="P2"/>
            <text:p text:style-name="P2"/>
            <text:p text:style-name="P1"><text:span text:style-name="T2"><text:s text:c="4"/></text:span><text:span text:style-name="T3">var</text:span><text:span text:style-name="T2"> w2 = Point.R( );</text:span></text:p>
            <text:p text:style-name="P2"/>
            <text:p text:style-name="P1"><text:span text:style-name="T2"><text:s text:c="4"/></text:span><text:span text:style-name="T1">// Alternative Zugriff über Schlüssel- Wert Zuordnung</text:span></text:p>
            <text:p text:style-name="P1"><text:span text:style-name="T2"><text:s text:c="4"/></text:span><text:span text:style-name="T2">Point[</text:span><text:span text:style-name="T5">"X"</text:span><text:span text:style-name="T2">] *= 3.14;</text:span></text:p>
            <text:p text:style-name="P1"><text:span text:style-name="T2"><text:s text:c="4"/></text:span><text:span text:style-name="T2">Point[</text:span><text:span text:style-name="T5">"Y"</text:span><text:span text:style-name="T2">] *= 3.14;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<text:s text:c="4"/></text:span><text:span text:style-name="T3">var</text:span><text:span text:style-name="T2"> w3 = Point[</text:span><text:span text:style-name="T5">"R"</text:span><text:span text:style-name="T2">]( ); </text:span><text:span text:style-name="T1">// Funktionsaufruf !</text:span><text:span text:style-name="T2"> <text:s text:c="3"/></text:span></text:p>
          </draw:text-box>
        </draw:frame>
        <draw:polyline draw:style-name="gr2" draw:layer="layout" svg:width="1.726cm" svg:height="0.636cm" svg:x="3.363cm" svg:y="11.59cm" svg:viewBox="0 0 1727 637" draw:points="0,364 0,0 1727,0 1727,637">
          <text:p/>
        </draw:polyline>
        <draw:polyline draw:style-name="gr2" draw:layer="layout" svg:width="1.272cm" svg:height="0.636cm" svg:x="3.272cm" svg:y="8.453cm" svg:viewBox="0 0 1273 637" draw:points="0,364 0,0 1273,0 1273,637">
          <text:p/>
        </draw:polyline>
        <draw:frame draw:style-name="gr3" draw:text-style-name="P3" draw:layer="layout" svg:width="4.637cm" svg:height="0.363cm" svg:x="1.635cm" svg:y="8cm">
          <draw:text-box>
            <text:p text:style-name="P3"><text:span text:style-name="T6">Luafzeit setzt Dictionary als this ein</text:span></text:p>
          </draw:text-box>
        </draw:frame>
        <draw:frame draw:style-name="gr3" draw:text-style-name="P3" draw:layer="layout" svg:width="4.637cm" svg:height="0.363cm" svg:x="1.635cm" svg:y="11.09cm">
          <draw:text-box>
            <text:p text:style-name="P3"><text:span text:style-name="T6">Luafzeit setzt Dictionary als this 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Linienende_20_1" draw:display-name="Linienende 1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5-05-25T10:49:19.45</meta:creation-date>
    <dc:language>de-DE</dc:language>
    <meta:editing-cycles>4</meta:editing-cycles>
    <meta:editing-duration>PT39M8S</meta:editing-duration>
    <dc:title>DRAW-mittel</dc:title>
    <meta:initial-creator>Martin Korneffel</meta:initial-creator>
    <dc:date>2015-05-25T11:28:24.51</dc:date>
    <dc:creator>Martin Korneffel</dc:creator>
    <meta:document-statistic meta:object-count="5"/>
    <meta:user-defined meta:name="Info 1"/>
    <meta:user-defined meta:name="Info 2"/>
    <meta:user-defined meta:name="Info 3"/>
    <meta:user-defined meta:name="Info 4"/>
    <meta:template xlink:type="simple" xlink:actuate="onRequest" xlink:title="DRAW-mittel" xlink:href="file:///C:/Users/Martin/AppData/Roaming/OpenOffice/4/user/template/DRAW-mittel.otg" meta:date="2015-05-25T10:49:18.04"/>
  </office:meta>
</office:document-meta>
</file>